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Chain.onSpringAtRest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Chain.onSpringActivat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Chain.onSpringUpdate( Spring sprin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pringChain.setControlSpringIndex( int i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pringChain.SpringChain( int mainTension , int mainFriction , int attachmentTension , int attachmentFri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Chain.onSpringEndStateChange( Spring sp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ringChain.getControlSp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hain.create( int mainTension , int mainFriction , int attachmentTension , int attachmentFri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hain.getMainSprin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pringChain.getAllSp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hain.SpringCha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pringChain.getAttachmentSpring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Chain.addSpring( final Spring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pringChain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